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paragraph-rsid="0008776c"/>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Strong_20_Emphasis">Die Maut kommt</text:span> </text:h>
      <text:section text:style-name="Sect1" text:name="Section1">
        <text:p text:style-name="Standard"><text:bookmark text:name="id_2a4deb24_0489_4c1f_89c5_af6b4d7fd9ab"/></text:p>
        <text:section text:style-name="Sect1" text:name="Section2">
          <text:p text:style-name="Standard"><text:bookmark text:name="id_cf7577b1_4602_470b_a3f8_d943b33e8d74"/></text:p>
          <text:section text:style-name="Sect1" text:name="Section3">
            <text:p text:style-name="Standard"><text:bookmark text:name="id_f6fc4690_f731_4fa6_8e13_921ab02143f8"/>Von <text:a xlink:type="simple" xlink:href="http://www.stuttgarter-zeitung.de/inhalt.andreas_pflueger.7ca15d93-0d30-4509-b365-ae0d4f7d3a21.html">Andreas Pflüger</text:a>  </text:p>
          </text:section>
          <text:section text:style-name="Sect1" text:name="Section4">
            <text:p text:style-name="Text_20_body"><text:bookmark text:name="id_faf3cdf6_ff30_49a1_9dab_f442e63ef989"/><text:span text:style-name="Strong_20_Emphasis">Sie soll ebenso einfach wie unbürokratisch sein und auf freiwilliger Basis erhoben werden. Der Göppinger Landrat Edgar Wolff will die Kreis-Maut einführen: ein Traum von staufreien, ausgebauten und bestens sanierten Straßen. </text:span></text:p>
          </text:section>
          <text:p text:style-name="Text_20_body"><text:a xlink:type="simple" xlink:href="http://www.stuttgarter-zeitung.de/thema/Kreis_Göppingen">Kreis Göppingen</text:a> - Keiner kann sie mehr hören, die endlosen Diskussionen um Infrastrukturabgabe, Straßennutzungsgebühr, Wegezoll. Ob Vignette oder Chip: es bewegt sich nix. Auch dem Göppinger Landrat Edgar Wolff raubt das Theater die verdiente Nachtruhe – und so hat er beschlossen, in einer Ad-hoc-Entscheidung, über die der Kreistag en passant informiert wurde, eine Kreis-Maut einzuführen.</text:p>
          <text:p text:style-name="Text_20_body">Das Konzept besticht durch seine Einfachheit und seine Gerechtigkeit ebenso sehr wie durch seine Freiwilligkeit – und ist mithin, da bundesweit einzigartig, ein echter Leuchtturm, nach dem der Landkreis Göppingen ja auf allen Ebenen Ausschau hält. Vorgesehen ist, an mehreren Stellen und völlig unbürokratisch, direkt bei den Autofahrern Geld einzusammeln.</text:p>
          <text:p text:style-name="Text_20_body">So werden sich ehrenamtliche Helfer die Woche über, im Dauerstau auf der im Feierabendverkehr ständig verstopften B 10 bei Kuchen, gegen einen kleinen Obolus, als Scheibenputzer betätigen. An den Wochenenden geht dann auf der A 8 vor dem Gruibinger Tunnel der Klingelbeutel rum. Wer sich dort im regelmäßigen Stau die Reifen in die Karosserie steht, gibt gerne. Und gegen einen Pay-for-Drive-Automaten am Lämmerbuckel wird sicher auch niemand etwas einzuwenden haben. In allen Kreiskommunen, die auf eine Ortsumgehung warten, hat die lärm- und abgasgeplagte Bevölkerung zudem die Möglichkeit, ein „Notopfer Berlin/Stuttgart“ zu entrichten. Und um schließlich und endlich die Kreisstraßen sanieren zu können, werden entlang der Holperstrecken Verkaufsstände aufgestellt, an denen Verkehrsteilnehmer jeder Couleur Bitumensäcke unterschiedlicher Größe erwerben können.</text:p>
          <text:p text:style-name="Text_20_body">Landrat Wolff hat seinen Kämmerer mal kurz und knapp hochrechnen lassen. Spätestens in zwei Jahren wird sich mit den Einnahmen aus der Kreis-Maut sowohl der Albaufstieg der Autobahn als auch der Ausbau der B 10 bis hinter Geislingen gelockert finanzieren lassen. „Und unsere übrigen Straßen werden so glatt sein wie Babypopos, lange bevor <text:a xlink:type="simple" xlink:href="http://www.stuttgarter-zeitung.de/thema/Alexander_Dobrindt">Dobrindt</text:a> seine Pläne auch nur ansatzweise umsetzen kann“, hört sich Edgar Wolff noch sagen – ehe er leicht gerädert, aber mit einem seligen Lächeln aus einem kühnen Traum erwacht.</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lai </meta:initial-creator>
    <meta:creation-date>2014-11-24T17:32:07.236472822</meta:creation-date>
    <dc:date>2014-11-24T17:34:17.064299604</dc:date>
    <dc:creator>nikolai </dc:creator>
    <meta:editing-duration>P0D</meta:editing-duration>
    <meta:editing-cycles>2</meta:editing-cycles>
    <meta:generator>LibreOffice/4.2.7.2$Linux_X86_64 LibreOffice_project/420m0$Build-2</meta:generator>
    <meta:document-statistic meta:table-count="0" meta:image-count="0" meta:object-count="0" meta:page-count="1" meta:paragraph-count="7" meta:word-count="339" meta:character-count="2391" meta:non-whitespace-character-count="2052"/>
  </office:meta>
</office:document-meta>
</file>